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30:58</dc:date>
    <meta:editing-duration>PT6H6M19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4" meta:character-count="638" meta:non-whitespace-character-count="553"/>
  </office:meta>
</office:document-meta>
</file>